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5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3777" calcext:value-type="float">
            <text:p><text:s text:c="3"/>103,777</text:p>
          </table:table-cell>
          <table:table-cell table:style-name="ce36" office:value-type="float" office:value="3491" calcext:value-type="float">
            <text:p><text:s text:c="3"/>3,491</text:p>
          </table:table-cell>
          <table:table-cell table:style-name="ce36" office:value-type="float" office:value="10142" calcext:value-type="float">
            <text:p><text:s text:c="3"/>10,142</text:p>
          </table:table-cell>
          <table:table-cell table:style-name="ce36" office:value-type="float" office:value="7572" calcext:value-type="float">
            <text:p><text:s text:c="3"/>7,572</text:p>
          </table:table-cell>
          <table:table-cell table:style-name="ce36" office:value-type="float" office:value="3391" calcext:value-type="float">
            <text:p><text:s text:c="3"/>3,391</text:p>
          </table:table-cell>
          <table:table-cell table:style-name="ce36" office:value-type="float" office:value="2135" calcext:value-type="float">
            <text:p><text:s text:c="3"/>2,135</text:p>
          </table:table-cell>
          <table:table-cell table:style-name="ce36" office:value-type="float" office:value="3312" calcext:value-type="float">
            <text:p><text:s text:c="3"/>3,312</text:p>
          </table:table-cell>
          <table:table-cell table:style-name="ce36" office:value-type="float" office:value="11984" calcext:value-type="float">
            <text:p><text:s text:c="3"/>11,984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7497" calcext:value-type="float">
            <text:p><text:s text:c="3"/>7,497</text:p>
          </table:table-cell>
          <table:table-cell table:style-name="ce36" office:value-type="float" office:value="51374" calcext:value-type="float">
            <text:p><text:s text:c="3"/>51,374</text:p>
          </table:table-cell>
          <table:table-cell table:style-name="ce36" office:value-type="float" office:value="2529" calcext:value-type="float">
            <text:p><text:s text:c="3"/>2,52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01825" calcext:value-type="float">
            <text:p><text:s text:c="3"/>101,825</text:p>
          </table:table-cell>
          <table:table-cell table:style-name="ce36" office:value-type="float" office:value="4025" calcext:value-type="float">
            <text:p><text:s text:c="3"/>4,025</text:p>
          </table:table-cell>
          <table:table-cell table:style-name="ce36" office:value-type="float" office:value="10370" calcext:value-type="float">
            <text:p><text:s text:c="3"/>10,370</text:p>
          </table:table-cell>
          <table:table-cell table:style-name="ce36" office:value-type="float" office:value="8663" calcext:value-type="float">
            <text:p><text:s text:c="3"/>8,663</text:p>
          </table:table-cell>
          <table:table-cell table:style-name="ce36" office:value-type="float" office:value="4195" calcext:value-type="float">
            <text:p><text:s text:c="3"/>4,195</text:p>
          </table:table-cell>
          <table:table-cell table:style-name="ce36" office:value-type="float" office:value="2018" calcext:value-type="float">
            <text:p><text:s text:c="3"/>2,018</text:p>
          </table:table-cell>
          <table:table-cell table:style-name="ce36" office:value-type="float" office:value="2917" calcext:value-type="float">
            <text:p><text:s text:c="3"/>2,917</text:p>
          </table:table-cell>
          <table:table-cell table:style-name="ce36" office:value-type="float" office:value="9974" calcext:value-type="float">
            <text:p><text:s text:c="3"/>9,974</text:p>
          </table:table-cell>
          <table:table-cell table:style-name="ce36" office:value-type="float" office:value="741" calcext:value-type="float">
            <text:p><text:s text:c="3"/>741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7497" calcext:value-type="float">
            <text:p><text:s text:c="3"/>7,497</text:p>
          </table:table-cell>
          <table:table-cell table:style-name="ce36" office:value-type="float" office:value="51374" calcext:value-type="float">
            <text:p><text:s text:c="3"/>51,37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7" office:value-type="float" office:value="1952" calcext:value-type="float">
            <text:p>1,952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6891" calcext:value-type="float">
            <text:p><text:s text:c="3"/>46,891</text:p>
          </table:table-cell>
          <table:table-cell table:style-name="ce36" office:value-type="float" office:value="1598" calcext:value-type="float">
            <text:p><text:s text:c="3"/>1,598</text:p>
          </table:table-cell>
          <table:table-cell table:style-name="ce36" office:value-type="float" office:value="4798" calcext:value-type="float">
            <text:p><text:s text:c="3"/>4,798</text:p>
          </table:table-cell>
          <table:table-cell table:style-name="ce36" office:value-type="float" office:value="3557" calcext:value-type="float">
            <text:p><text:s text:c="3"/>3,557</text:p>
          </table:table-cell>
          <table:table-cell table:style-name="ce36" office:value-type="float" office:value="1583" calcext:value-type="float">
            <text:p><text:s text:c="3"/>1,583</text:p>
          </table:table-cell>
          <table:table-cell table:style-name="ce36" office:value-type="float" office:value="971" calcext:value-type="float">
            <text:p><text:s text:c="3"/>971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5443" calcext:value-type="float">
            <text:p><text:s text:c="3"/>5,443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473" calcext:value-type="float">
            <text:p><text:s text:c="3"/>3,473</text:p>
          </table:table-cell>
          <table:table-cell table:style-name="ce36" office:value-type="float" office:value="23280" calcext:value-type="float">
            <text:p><text:s text:c="3"/>23,280</text:p>
          </table:table-cell>
          <table:table-cell table:style-name="ce36" office:value-type="float" office:value="477" calcext:value-type="float">
            <text:p><text:s text:c="3"/>4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6667" calcext:value-type="float">
            <text:p><text:s text:c="3"/>46,667</text:p>
          </table:table-cell>
          <table:table-cell table:style-name="ce36" office:value-type="float" office:value="1841" calcext:value-type="float">
            <text:p><text:s text:c="3"/>1,841</text:p>
          </table:table-cell>
          <table:table-cell table:style-name="ce36" office:value-type="float" office:value="4754" calcext:value-type="float">
            <text:p><text:s text:c="3"/>4,75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1871" calcext:value-type="float">
            <text:p><text:s text:c="3"/>1,871</text:p>
          </table:table-cell>
          <table:table-cell table:style-name="ce36" office:value-type="float" office:value="914" calcext:value-type="float">
            <text:p><text:s text:c="3"/>914</text:p>
          </table:table-cell>
          <table:table-cell table:style-name="ce36" office:value-type="float" office:value="1363" calcext:value-type="float">
            <text:p><text:s text:c="3"/>1,363</text:p>
          </table:table-cell>
          <table:table-cell table:style-name="ce36" office:value-type="float" office:value="4786" calcext:value-type="float">
            <text:p><text:s text:c="3"/>4,786</text:p>
          </table:table-cell>
          <table:table-cell table:style-name="ce36" office:value-type="float" office:value="384" calcext:value-type="float">
            <text:p><text:s text:c="3"/>384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473" calcext:value-type="float">
            <text:p><text:s text:c="3"/>3,473</text:p>
          </table:table-cell>
          <table:table-cell table:style-name="ce36" office:value-type="float" office:value="23279" calcext:value-type="float">
            <text:p><text:s text:c="3"/>23,27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58" office:value-type="float" office:value="224" calcext:value-type="float">
            <text:p>22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6886" calcext:value-type="float">
            <text:p><text:s text:c="3"/>56,886</text:p>
          </table:table-cell>
          <table:table-cell table:style-name="ce37" office:value-type="float" office:value="1893" calcext:value-type="float">
            <text:p><text:s text:c="3"/>1,893</text:p>
          </table:table-cell>
          <table:table-cell table:style-name="ce37" office:value-type="float" office:value="5344" calcext:value-type="float">
            <text:p><text:s text:c="3"/>5,344</text:p>
          </table:table-cell>
          <table:table-cell table:style-name="ce37" office:value-type="float" office:value="4015" calcext:value-type="float">
            <text:p><text:s text:c="3"/>4,015</text:p>
          </table:table-cell>
          <table:table-cell table:style-name="ce37" office:value-type="float" office:value="1808" calcext:value-type="float">
            <text:p><text:s text:c="3"/>1,808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806" calcext:value-type="float">
            <text:p><text:s text:c="3"/>1,806</text:p>
          </table:table-cell>
          <table:table-cell table:style-name="ce37" office:value-type="float" office:value="6541" calcext:value-type="float">
            <text:p><text:s text:c="3"/>6,541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4024" calcext:value-type="float">
            <text:p><text:s text:c="3"/>4,024</text:p>
          </table:table-cell>
          <table:table-cell table:style-name="ce37" office:value-type="float" office:value="28094" calcext:value-type="float">
            <text:p><text:s text:c="3"/>28,094</text:p>
          </table:table-cell>
          <table:table-cell table:style-name="ce37" office:value-type="float" office:value="2052" calcext:value-type="float">
            <text:p><text:s text:c="3"/>2,05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5158" calcext:value-type="float">
            <text:p><text:s text:c="3"/>55,158</text:p>
          </table:table-cell>
          <table:table-cell table:style-name="ce37" office:value-type="float" office:value="2184" calcext:value-type="float">
            <text:p><text:s text:c="3"/>2,184</text:p>
          </table:table-cell>
          <table:table-cell table:style-name="ce37" office:value-type="float" office:value="5616" calcext:value-type="float">
            <text:p><text:s text:c="3"/>5,616</text:p>
          </table:table-cell>
          <table:table-cell table:style-name="ce37" office:value-type="float" office:value="4675" calcext:value-type="float">
            <text:p><text:s text:c="3"/>4,675</text:p>
          </table:table-cell>
          <table:table-cell table:style-name="ce37" office:value-type="float" office:value="2324" calcext:value-type="float">
            <text:p><text:s text:c="3"/>2,32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554" calcext:value-type="float">
            <text:p><text:s text:c="3"/>1,554</text:p>
          </table:table-cell>
          <table:table-cell table:style-name="ce37" office:value-type="float" office:value="5188" calcext:value-type="float">
            <text:p><text:s text:c="3"/>5,188</text:p>
          </table:table-cell>
          <table:table-cell table:style-name="ce37" office:value-type="float" office:value="357" calcext:value-type="float">
            <text:p><text:s text:c="3"/>35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024" calcext:value-type="float">
            <text:p><text:s text:c="3"/>4,024</text:p>
          </table:table-cell>
          <table:table-cell table:style-name="ce37" office:value-type="float" office:value="28095" calcext:value-type="float">
            <text:p><text:s text:c="3"/>28,09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59" office:value-type="float" office:value="1728" calcext:value-type="float">
            <text:p>1,72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9606" calcext:value-type="float">
            <text:p>19,606</text:p>
          </table:table-cell>
          <table:table-cell table:style-name="ce38" office:value-type="float" office:value="735" calcext:value-type="float">
            <text:p>73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459" calcext:value-type="float">
            <text:p>459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4030" calcext:value-type="float">
            <text:p>4,030</text:p>
          </table:table-cell>
          <table:table-cell table:style-name="ce38" office:value-type="float" office:value="118" calcext:value-type="float">
            <text:p>1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25" calcext:value-type="float">
            <text:p>7,925</text:p>
          </table:table-cell>
          <table:table-cell table:style-name="ce38" office:value-type="float" office:value="576" calcext:value-type="float">
            <text:p>5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906" calcext:value-type="float">
            <text:p>18,906</text:p>
          </table:table-cell>
          <table:table-cell table:style-name="ce38" office:value-type="float" office:value="828" calcext:value-type="float">
            <text:p>8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60" calcext:value-type="float">
            <text:p>5,160</text:p>
          </table:table-cell>
          <table:table-cell table:style-name="ce38" office:value-type="float" office:value="454" calcext:value-type="float">
            <text:p>454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3797" calcext:value-type="float">
            <text:p>3,797</text:p>
          </table:table-cell>
          <table:table-cell table:style-name="ce38" office:value-type="float" office:value="224" calcext:value-type="float">
            <text:p>2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25" calcext:value-type="float">
            <text:p>7,92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700" calcext:value-type="float">
            <text:p>700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823" calcext:value-type="float">
            <text:p>8,823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00" calcext:value-type="float">
            <text:p>2,300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851" calcext:value-type="float">
            <text:p>1,851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99" calcext:value-type="float">
            <text:p>3,599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776" calcext:value-type="float">
            <text:p>8,776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33" calcext:value-type="float">
            <text:p>2,433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828" calcext:value-type="float">
            <text:p>1,828</text:p>
          </table:table-cell>
          <table:table-cell table:style-name="ce39" office:value-type="float" office:value="106" calcext:value-type="float">
            <text:p>10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99" calcext:value-type="float">
            <text:p>3,5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47" calcext:value-type="float">
            <text:p>4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783" calcext:value-type="float">
            <text:p>10,783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2179" calcext:value-type="float">
            <text:p>2,179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26" calcext:value-type="float">
            <text:p>4,326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130" calcext:value-type="float">
            <text:p>10,130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118" calcext:value-type="float">
            <text:p>1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26" calcext:value-type="float">
            <text:p>4,32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653" calcext:value-type="float">
            <text:p>653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6608" calcext:value-type="float">
            <text:p>16,608</text:p>
          </table:table-cell>
          <table:table-cell table:style-name="ce38" office:value-type="float" office:value="1270" calcext:value-type="float">
            <text:p>1,270</text:p>
          </table:table-cell>
          <table:table-cell table:style-name="ce38" office:value-type="float" office:value="5160" calcext:value-type="float">
            <text:p>5,1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2414" calcext:value-type="float">
            <text:p>2,414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88" calcext:value-type="float">
            <text:p>6,288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5326" calcext:value-type="float">
            <text:p>15,326</text:p>
          </table:table-cell>
          <table:table-cell table:style-name="ce38" office:value-type="float" office:value="1456" calcext:value-type="float">
            <text:p>1,456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1768" calcext:value-type="float">
            <text:p>1,768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87" calcext:value-type="float">
            <text:p>6,28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1282" calcext:value-type="float">
            <text:p>1,282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551" calcext:value-type="float">
            <text:p>7,551</text:p>
          </table:table-cell>
          <table:table-cell table:style-name="ce39" office:value-type="float" office:value="548" calcext:value-type="float">
            <text:p>548</text:p>
          </table:table-cell>
          <table:table-cell table:style-name="ce39" office:value-type="float" office:value="2433" calcext:value-type="float">
            <text:p>2,4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069" calcext:value-type="float">
            <text:p>1,069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77" calcext:value-type="float">
            <text:p>2,877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075" calcext:value-type="float">
            <text:p>7,075</text:p>
          </table:table-cell>
          <table:table-cell table:style-name="ce39" office:value-type="float" office:value="641" calcext:value-type="float">
            <text:p>641</text:p>
          </table:table-cell>
          <table:table-cell table:style-name="ce39" office:value-type="float" office:value="2300" calcext:value-type="float">
            <text:p>2,3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893" calcext:value-type="float">
            <text:p>893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77" calcext:value-type="float">
            <text:p>2,87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76" calcext:value-type="float">
            <text:p>47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9057" calcext:value-type="float">
            <text:p>9,057</text:p>
          </table:table-cell>
          <table:table-cell table:style-name="ce40" office:value-type="float" office:value="722" calcext:value-type="float">
            <text:p>722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51" calcext:value-type="float">
            <text:p>8,251</text:p>
          </table:table-cell>
          <table:table-cell table:style-name="ce40" office:value-type="float" office:value="815" calcext:value-type="float">
            <text:p>815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806" calcext:value-type="float">
            <text:p>806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829" calcext:value-type="float">
            <text:p>12,829</text:p>
          </table:table-cell>
          <table:table-cell table:style-name="ce38" office:value-type="float" office:value="327" calcext:value-type="float">
            <text:p>327</text:p>
          </table:table-cell>
          <table:table-cell table:style-name="ce38" office:value-type="float" office:value="454" calcext:value-type="float">
            <text:p>454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2844" calcext:value-type="float">
            <text:p>2,844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079" calcext:value-type="float">
            <text:p>8,079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772" calcext:value-type="float">
            <text:p>11,772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459" calcext:value-type="float">
            <text:p>459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062" calcext:value-type="float">
            <text:p>2,062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078" calcext:value-type="float">
            <text:p>8,07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1057" calcext:value-type="float">
            <text:p>1,057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657" calcext:value-type="float">
            <text:p>5,657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263" calcext:value-type="float">
            <text:p>1,263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88" calcext:value-type="float">
            <text:p>3,58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301" calcext:value-type="float">
            <text:p>5,301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947" calcext:value-type="float">
            <text:p>947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87" calcext:value-type="float">
            <text:p>3,58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356" calcext:value-type="float">
            <text:p>35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172" calcext:value-type="float">
            <text:p>7,172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91" calcext:value-type="float">
            <text:p>4,491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71" calcext:value-type="float">
            <text:p>6,471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91" calcext:value-type="float">
            <text:p>4,49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5" office:value-type="float" office:value="701" calcext:value-type="float">
            <text:p>701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132" calcext:value-type="float">
            <text:p>7,132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9" calcext:value-type="float">
            <text:p>629</text:p>
          </table:table-cell>
          <table:table-cell table:style-name="ce38" office:value-type="float" office:value="881" calcext:value-type="float">
            <text:p>881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4" calcext:value-type="float">
            <text:p>4,824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136" calcext:value-type="float">
            <text:p>7,136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766" calcext:value-type="float">
            <text:p>766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4" calcext:value-type="float">
            <text:p>4,8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4" calcext:value-type="float">
            <text:p><text:s text:c="7"/>－4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152" calcext:value-type="float">
            <text:p>3,152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51" calcext:value-type="float">
            <text:p>2,15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04" calcext:value-type="float">
            <text:p>3,204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51" calcext:value-type="float">
            <text:p>2,1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52" calcext:value-type="float">
            <text:p><text:s text:c="7"/>－5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980" calcext:value-type="float">
            <text:p>3,980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73" calcext:value-type="float">
            <text:p>2,673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32" calcext:value-type="float">
            <text:p>3,932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73" calcext:value-type="float">
            <text:p>2,673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5" office:value-type="float" office:value="48" calcext:value-type="float">
            <text:p>4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206" calcext:value-type="float">
            <text:p>12,206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59" calcext:value-type="float">
            <text:p>1,559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05" calcext:value-type="float">
            <text:p>8,705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408" calcext:value-type="float">
            <text:p>12,408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629" calcext:value-type="float">
            <text:p>6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99" calcext:value-type="float">
            <text:p>1,499</text:p>
          </table:table-cell>
          <table:table-cell table:style-name="ce38" office:value-type="float" office:value="85" calcext:value-type="float">
            <text:p>8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05" calcext:value-type="float">
            <text:p>8,7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-202" calcext:value-type="float">
            <text:p><text:s text:c="7"/>－202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539" calcext:value-type="float">
            <text:p>5,539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26" calcext:value-type="float">
            <text:p>726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82" calcext:value-type="float">
            <text:p>3,982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61" calcext:value-type="float">
            <text:p>5,661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1" calcext:value-type="float">
            <text:p>691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82" calcext:value-type="float">
            <text:p>3,9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122" calcext:value-type="float">
            <text:p><text:s text:c="7"/>－12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667" calcext:value-type="float">
            <text:p>6,667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23" calcext:value-type="float">
            <text:p>4,723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747" calcext:value-type="float">
            <text:p>6,747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23" calcext:value-type="float">
            <text:p>4,7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5" office:value-type="float" office:value="-80" calcext:value-type="float">
            <text:p><text:s text:c="7"/>－80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4396" calcext:value-type="float">
            <text:p>34,396</text:p>
          </table:table-cell>
          <table:table-cell table:style-name="ce38" office:value-type="float" office:value="699" calcext:value-type="float">
            <text:p>699</text:p>
          </table:table-cell>
          <table:table-cell table:style-name="ce38" office:value-type="float" office:value="3797" calcext:value-type="float">
            <text:p>3,797</text:p>
          </table:table-cell>
          <table:table-cell table:style-name="ce38" office:value-type="float" office:value="1768" calcext:value-type="float">
            <text:p>1,768</text:p>
          </table:table-cell>
          <table:table-cell table:style-name="ce38" office:value-type="float" office:value="2062" calcext:value-type="float">
            <text:p>2,062</text:p>
          </table:table-cell>
          <table:table-cell table:style-name="ce38" office:value-type="float" office:value="766" calcext:value-type="float">
            <text:p>766</text:p>
          </table:table-cell>
          <table:table-cell table:style-name="ce38" office:value-type="float" office:value="1499" calcext:value-type="float">
            <text:p>1,4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493" calcext:value-type="float">
            <text:p>7,493</text:p>
          </table:table-cell>
          <table:table-cell table:style-name="ce38" office:value-type="float" office:value="15320" calcext:value-type="float">
            <text:p>15,320</text:p>
          </table:table-cell>
          <table:table-cell table:style-name="ce38" office:value-type="float" office:value="905" calcext:value-type="float">
            <text:p>9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5691" calcext:value-type="float">
            <text:p>35,691</text:p>
          </table:table-cell>
          <table:table-cell table:style-name="ce38" office:value-type="float" office:value="870" calcext:value-type="float">
            <text:p>870</text:p>
          </table:table-cell>
          <table:table-cell table:style-name="ce38" office:value-type="float" office:value="4030" calcext:value-type="float">
            <text:p>4,030</text:p>
          </table:table-cell>
          <table:table-cell table:style-name="ce38" office:value-type="float" office:value="2414" calcext:value-type="float">
            <text:p>2,414</text:p>
          </table:table-cell>
          <table:table-cell table:style-name="ce38" office:value-type="float" office:value="2844" calcext:value-type="float">
            <text:p>2,844</text:p>
          </table:table-cell>
          <table:table-cell table:style-name="ce38" office:value-type="float" office:value="881" calcext:value-type="float">
            <text:p>881</text:p>
          </table:table-cell>
          <table:table-cell table:style-name="ce38" office:value-type="float" office:value="1559" calcext:value-type="float">
            <text:p>1,5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493" calcext:value-type="float">
            <text:p>7,493</text:p>
          </table:table-cell>
          <table:table-cell table:style-name="ce38" office:value-type="float" office:value="15322" calcext:value-type="float">
            <text:p>15,32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" calcext:value-type="float">
            <text:p>9</text:p>
          </table:table-cell>
          <table:table-cell table:style-name="ce63" office:value-type="float" office:value="-1295" calcext:value-type="float">
            <text:p><text:s text:c="7"/>－1,295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5653" calcext:value-type="float">
            <text:p>15,653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1828" calcext:value-type="float">
            <text:p>1,828</text:p>
          </table:table-cell>
          <table:table-cell table:style-name="ce39" office:value-type="float" office:value="893" calcext:value-type="float">
            <text:p>893</text:p>
          </table:table-cell>
          <table:table-cell table:style-name="ce39" office:value-type="float" office:value="947" calcext:value-type="float">
            <text:p>947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691" calcext:value-type="float">
            <text:p>6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69" calcext:value-type="float">
            <text:p>3,469</text:p>
          </table:table-cell>
          <table:table-cell table:style-name="ce39" office:value-type="float" office:value="6957" calcext:value-type="float">
            <text:p>6,957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315" calcext:value-type="float">
            <text:p>16,315</text:p>
          </table:table-cell>
          <table:table-cell table:style-name="ce39" office:value-type="float" office:value="438" calcext:value-type="float">
            <text:p>438</text:p>
          </table:table-cell>
          <table:table-cell table:style-name="ce39" office:value-type="float" office:value="1851" calcext:value-type="float">
            <text:p>1,851</text:p>
          </table:table-cell>
          <table:table-cell table:style-name="ce39" office:value-type="float" office:value="1069" calcext:value-type="float">
            <text:p>1,069</text:p>
          </table:table-cell>
          <table:table-cell table:style-name="ce39" office:value-type="float" office:value="1263" calcext:value-type="float">
            <text:p>1,263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726" calcext:value-type="float">
            <text:p>7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469" calcext:value-type="float">
            <text:p>3,469</text:p>
          </table:table-cell>
          <table:table-cell table:style-name="ce39" office:value-type="float" office:value="6957" calcext:value-type="float">
            <text:p>6,95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662" calcext:value-type="float">
            <text:p><text:s text:c="7"/>－66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8743" calcext:value-type="float">
            <text:p>18,743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024" calcext:value-type="float">
            <text:p>4,024</text:p>
          </table:table-cell>
          <table:table-cell table:style-name="ce40" office:value-type="float" office:value="8363" calcext:value-type="float">
            <text:p>8,363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376" calcext:value-type="float">
            <text:p>19,376</text:p>
          </table:table-cell>
          <table:table-cell table:style-name="ce40" office:value-type="float" office:value="432" calcext:value-type="float">
            <text:p>432</text:p>
          </table:table-cell>
          <table:table-cell table:style-name="ce40" office:value-type="float" office:value="2179" calcext:value-type="float">
            <text:p>2,179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24" calcext:value-type="float">
            <text:p>4,024</text:p>
          </table:table-cell>
          <table:table-cell table:style-name="ce40" office:value-type="float" office:value="8365" calcext:value-type="float">
            <text:p>8,36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65" office:value-type="float" office:value="-633" calcext:value-type="float">
            <text:p><text:s text:c="7"/>－63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8" calcext:value-type="float">
            <text:p>8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505" calcext:value-type="float">
            <text:p>5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68" calcext:value-type="float">
            <text:p>1,06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601" calcext:value-type="float">
            <text:p>60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1" calcext:value-type="float">
            <text:p>1,06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601" calcext:value-type="float">
            <text:p>6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7" calcext:value-type="float">
            <text:p>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377" calcext:value-type="float">
            <text:p>9,377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4428" calcext:value-type="float">
            <text:p>4,428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47" calcext:value-type="float">
            <text:p>8,647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1406" calcext:value-type="float">
            <text:p>1,406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4428" calcext:value-type="float">
            <text:p>4,428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63" office:value-type="float" office:value="730" calcext:value-type="float">
            <text:p>73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396" calcext:value-type="float">
            <text:p>4,396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2100" calcext:value-type="float">
            <text:p>2,10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49" calcext:value-type="float">
            <text:p>4,049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2100" calcext:value-type="float">
            <text:p>2,1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47" calcext:value-type="float">
            <text:p>34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981" calcext:value-type="float">
            <text:p>4,981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1" calcext:value-type="float">
            <text:p>751</text:p>
          </table:table-cell>
          <table:table-cell table:style-name="ce43" office:value-type="float" office:value="2328" calcext:value-type="float">
            <text:p>2,328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98" calcext:value-type="float">
            <text:p>4,598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2328" calcext:value-type="float">
            <text:p>2,3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65" office:value-type="float" office:value="383" calcext:value-type="float">
            <text:p>38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9" calcext:value-type="float">
            <text:p>2,12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9" calcext:value-type="float">
            <text:p>869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302" calcext:value-type="float">
            <text:p>30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41" calcext:value-type="float">
            <text:p>1,14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3" calcext:value-type="float">
            <text:p>98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58" calcext:value-type="float">
            <text:p>15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90" calcext:value-type="float">
            <text:p>1,29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55" calcext:value-type="float">
            <text:p>555</text:p>
          </table:table-cell>
          <table:table-cell table:style-name="ce43" office:value-type="float" office:value="441" calcext:value-type="float">
            <text:p>44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6" calcext:value-type="float">
            <text:p>1,14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441" calcext:value-type="float">
            <text:p>4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44" calcext:value-type="float">
            <text:p>14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3" calcext:value-type="float">
            <text:p>473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594" calcext:value-type="float">
            <text:p>59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" calcext:value-type="float">
            <text:p><text:s text:c="7"/>－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259" calcext:value-type="float">
            <text:p>2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3" calcext:value-type="float">
            <text:p><text:s text:c="7"/>－2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05" calcext:value-type="float">
            <text:p>90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335" calcext:value-type="float">
            <text:p>3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9" calcext:value-type="float">
            <text:p>1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76" calcext:value-type="float">
            <text:p>3,07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20" calcext:value-type="float">
            <text:p>3,82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744" calcext:value-type="float">
            <text:p><text:s text:c="7"/>－74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2" calcext:value-type="float">
            <text:p>1,67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728" calcext:value-type="float">
            <text:p>7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61" calcext:value-type="float">
            <text:p><text:s text:c="7"/>－36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65" calcext:value-type="float">
            <text:p>1,76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48" calcext:value-type="float">
            <text:p>2,14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383" calcext:value-type="float">
            <text:p><text:s text:c="7"/>－38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62" calcext:value-type="float">
            <text:p>1,56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50" calcext:value-type="float">
            <text:p><text:s text:c="7"/>－25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79" calcext:value-type="float">
            <text:p>2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47" calcext:value-type="float">
            <text:p><text:s text:c="7"/>－14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69" calcext:value-type="float">
            <text:p>86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03" calcext:value-type="float">
            <text:p><text:s text:c="7"/>－10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1" calcext:value-type="float">
            <text:p>2,55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334" calcext:value-type="float">
            <text:p><text:s text:c="7"/>－33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2" calcext:value-type="float">
            <text:p>1,14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409" calcext:value-type="float">
            <text:p>4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10" calcext:value-type="float">
            <text:p><text:s text:c="7"/>－21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85" calcext:value-type="float">
            <text:p>1,28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9" calcext:value-type="float">
            <text:p>1,40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24" calcext:value-type="float">
            <text:p><text:s text:c="7"/>－124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7" calcext:value-type="float">
            <text:p>607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91" calcext:value-type="float">
            <text:p>1,99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383" calcext:value-type="float">
            <text:p><text:s text:c="7"/>－38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9" calcext:value-type="float">
            <text:p><text:s text:c="7"/>－12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1" calcext:value-type="float">
            <text:p>1,1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54" calcext:value-type="float">
            <text:p><text:s text:c="7"/>－25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81" calcext:value-type="float">
            <text:p>2,38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709" calcext:value-type="float">
            <text:p>2,709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328" calcext:value-type="float">
            <text:p><text:s text:c="7"/>－32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58" calcext:value-type="float">
            <text:p>1,05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float" office:value="45" calcext:value-type="float">
            <text:p>45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5" calcext:value-type="float">
            <text:p>1,20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495" calcext:value-type="float">
            <text:p>4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47" calcext:value-type="float">
            <text:p><text:s text:c="7"/>－14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23" calcext:value-type="float">
            <text:p>1,32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630" calcext:value-type="float">
            <text:p>63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04" calcext:value-type="float">
            <text:p>1,50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630" calcext:value-type="float">
            <text:p>63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81" calcext:value-type="float">
            <text:p><text:s text:c="7"/>－18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5" calcext:value-type="float">
            <text:p>83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122" calcext:value-type="float">
            <text:p><text:s text:c="7"/>－12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-103" calcext:value-type="float">
            <text:p><text:s text:c="7"/>－10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9" calcext:value-type="float">
            <text:p><text:s text:c="7"/>－1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906" calcext:value-type="float">
            <text:p>90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11" calcext:value-type="float">
            <text:p><text:s text:c="7"/>－21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430" calcext:value-type="float">
            <text:p>4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8" calcext:value-type="float">
            <text:p><text:s text:c="7"/>－8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67" calcext:value-type="float">
            <text:p>76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476" calcext:value-type="float">
            <text:p>4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23" calcext:value-type="float">
            <text:p><text:s text:c="7"/>－12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99" calcext:value-type="float">
            <text:p>9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1" calcext:value-type="float">
            <text:p>3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2" calcext:value-type="float">
            <text:p>1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9" calcext:value-type="float">
            <text:p>1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4" calcext:value-type="float">
            <text:p>2,14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924" calcext:value-type="float">
            <text:p>9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16" calcext:value-type="float">
            <text:p><text:s text:c="7"/>－31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417" calcext:value-type="float">
            <text:p>4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8" calcext:value-type="float">
            <text:p><text:s text:c="7"/>－12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93" calcext:value-type="float">
            <text:p>99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507" calcext:value-type="float">
            <text:p>50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1" calcext:value-type="float">
            <text:p>1,181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217" calcext:value-type="float">
            <text:p>2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507" calcext:value-type="float">
            <text:p>5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88" calcext:value-type="float">
            <text:p><text:s text:c="7"/>－18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53" calcext:value-type="float">
            <text:p>153</text:p>
          </table:table-cell>
          <table:table-cell table:number-columns-repeated="2" table:style-name="ce41" office:value-type="float" office:value="116" calcext:value-type="float">
            <text:p>11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4" calcext:value-type="float">
            <text:p>2,23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265" calcext:value-type="float">
            <text:p>26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47" calcext:value-type="float">
            <text:p>1,14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6" calcext:value-type="float">
            <text:p>1,02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439" calcext:value-type="float">
            <text:p>4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21" calcext:value-type="float">
            <text:p>12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52" calcext:value-type="float">
            <text:p>1,35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8" calcext:value-type="float">
            <text:p>1,20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144" calcext:value-type="float">
            <text:p>14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61" calcext:value-type="float">
            <text:p>6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5" calcext:value-type="float">
            <text:p>3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26" calcext:value-type="float">
            <text:p>26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24" calcext:value-type="float">
            <text:p>224</text:p>
          </table:table-cell>
          <table:table-cell table:number-columns-repeated="2" table:style-name="ce38" office:value-type="float" office:value="70" calcext:value-type="float">
            <text:p>70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256" calcext:value-type="float">
            <text:p>2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6" calcext:value-type="float">
            <text:p>58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33" calcext:value-type="float">
            <text:p>2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414" calcext:value-type="float">
            <text:p>414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181" calcext:value-type="float">
            <text:p>18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20" calcext:value-type="float">
            <text:p>12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2"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7" calcext:value-type="float">
            <text:p>10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33" calcext:value-type="float">
            <text:p>23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94" calcext:value-type="float">
            <text:p>89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07" calcext:value-type="float">
            <text:p>2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7" calcext:value-type="float">
            <text:p>2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73" calcext:value-type="float">
            <text:p>37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3" calcext:value-type="float">
            <text:p>1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66" calcext:value-type="float">
            <text:p>16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04" calcext:value-type="float">
            <text:p>10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07" calcext:value-type="float">
            <text:p>20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1" calcext:value-type="float">
            <text:p>4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5" calcext:value-type="float">
            <text:p>15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4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65" office:value-type="float" office:value="26" calcext:value-type="float">
            <text:p>26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6月5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1.%E6%88%B6%E6%95%B8%E4%BA%BA%E5%8F%A3%E6%95%B8-101.05.xls'#$''.$G$5]"/>
        <table:named-expression table:name="出生" table:base-cell-address="$遷徙.$A$1" table:expression="['file:///D:/123/c62/01.%E6%88%B6%E6%95%B8%E4%BA%BA%E5%8F%A3%E6%95%B8-101.05.xls'#$''.$V$14:.$V$34]"/>
        <table:named-expression table:name="月底人口數" table:base-cell-address="$遷徙.$A$1" table:expression="['file:///D:/123/c62/01.%E6%88%B6%E6%95%B8%E4%BA%BA%E5%8F%A3%E6%95%B8-101.05.xls'#$''.$AT$14:.$AU$34]"/>
        <table:named-expression table:name="死亡" table:base-cell-address="$遷徙.$A$1" table:expression="['file:///D:/123/c62/01.%E6%88%B6%E6%95%B8%E4%BA%BA%E5%8F%A3%E6%95%B8-101.05.xls'#$''.$Y$14:.$Y$34]"/>
        <table:named-expression table:name="結婚" table:base-cell-address="$遷徙.$A$1" table:expression="['file:///D:/123/c62/01.%E6%88%B6%E6%95%B8%E4%BA%BA%E5%8F%A3%E6%95%B8-101.05.xls'#$''.$L$14:.$L$34]"/>
        <table:named-expression table:name="鄰數戶數" table:base-cell-address="$遷徙.$A$1" table:expression="['file:///D:/123/c62/01.%E6%88%B6%E6%95%B8%E4%BA%BA%E5%8F%A3%E6%95%B8-101.05.xls'#$''.$AQ$14:.$AR$34]"/>
        <table:named-expression table:name="離婚" table:base-cell-address="$遷徙.$A$1" table:expression="['file:///D:/123/c62/01.%E6%88%B6%E6%95%B8%E4%BA%BA%E5%8F%A3%E6%95%B8-101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9:25:41</meta:creation-date>
    <dc:creator>user</dc:creator>
    <dc:date>2012-06-05T19:26:44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